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1" svg:font-family="'Times New Roman'" style:font-family-generic="roman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2">
      <style:paragraph-properties fo:text-align="center" style:justify-single-word="false"/>
      <style:text-properties fo:font-style="normal" style:font-style-asian="normal" style:font-style-complex="normal"/>
    </style:style>
    <style:style style:name="P2" style:family="paragraph" style:parent-style-name="Heading_20_2">
      <style:paragraph-properties fo:text-align="center" style:justify-single-word="false"/>
    </style:style>
    <style:style style:name="P3" style:family="paragraph" style:parent-style-name="Heading_20_1">
      <style:text-properties fo:font-style="normal" style:font-style-asian="normal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style:font-name="Times New Roman1"/>
    </style:style>
    <style:style style:name="T4" style:family="text">
      <style:text-properties style:font-name="Times New Roman1" fo:font-style="normal" style:font-style-asian="normal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Félix de Paranjon</text:p>
      <text:p text:style-name="Heading">Ovide, <text:span text:style-name="T1">Métamorphoses, </text:span><text:span text:style-name="T2">Livre X,</text:span></text:p>
      <text:h text:style-name="P3" text:outline-level="1">Version latine en vers</text:h>
      <text:h text:style-name="P1" text:outline-level="2"><text:s/>I.<text:line-break/>Descente d’Orphée aux Enfers.<text:line-break/>(V. 1-26, 28-52)</text:h>
      <text:p text:style-name="_3c_l_3e_"><text:span text:style-name="_3c_pb_3e_"><text:span text:style-name="T2">[419]</text:span></text:span>Inde Hymen<text:span text:style-name="T3">æ</text:span>us</text:p>
      <text:p text:style-name="_3c_l_3e_">velatus amictu croceo,</text:p>
      <text:p text:style-name="_3c_l_3e_">digreditur</text:p>
      <text:p text:style-name="_3c_l_3e_">par aera immensum,</text:p>
      <text:p text:style-name="_3c_l_3e_">tenditque ad oras Ciconum,</text:p>
      <text:p text:style-name="_3c_l_3e_">et vocatur nequidquam</text:p>
      <text:p text:style-name="_3c_l_3e_">voce Orphea.</text:p>
      <text:p text:style-name="_3c_l_3e_">Ille adfuit quidem,</text:p>
      <text:p text:style-name="_3c_l_3e_">sed attulit</text:p>
      <text:p text:style-name="_3c_l_3e_">nec verba solemnia,</text:p>
      <text:p text:style-name="_3c_l_3e_">nec vultus l<text:span text:style-name="T3">ætos,</text:span></text:p>
      <text:p text:style-name="_3c_l_3e_"><text:span text:style-name="T3">nec omen felix.</text:span></text:p>
      <text:p text:style-name="_3c_l_3e_"><text:span text:style-name="T3">Fax quoque, quam tenuit,</text:span></text:p>
      <text:p text:style-name="_3c_l_3e_"><text:span text:style-name="T3">fuit usque stridula</text:span></text:p>
      <text:p text:style-name="_3c_l_3e_"><text:span text:style-name="T3">fumo lacrimoso,</text:span></text:p>
      <text:p text:style-name="_3c_l_3e_"><text:span text:style-name="T3">inventique nullos ignes</text:span></text:p>
      <text:p text:style-name="_3c_l_3e_"><text:span text:style-name="T3">motibus.</text:span></text:p>
      <text:p text:style-name="_3c_l_3e_"><text:span text:style-name="T3">Exitus gravior auspicio :</text:span></text:p>
      <text:p text:style-name="_3c_l_3e_"><text:span text:style-name="T3">nam dum nova nupta</text:span></text:p>
      <text:p text:style-name="_3c_l_3e_"><text:span text:style-name="T3">vagatur per herbas,</text:span></text:p>
      <text:p text:style-name="_3c_l_3e_"><text:span text:style-name="T3">comitata turba naiadum,</text:span></text:p>
      <text:p text:style-name="_3c_l_3e_"><text:span text:style-name="T3">decidit,</text:span></text:p>
      <text:p text:style-name="_3c_l_3e_"><text:span text:style-name="T3">dente serpentis</text:span></text:p>
      <text:p text:style-name="_3c_l_3e_"><text:span text:style-name="T3">recepto in talum.</text:span></text:p>
      <text:p text:style-name="_3c_l_3e_"><text:span text:style-name="T3">Quam postquam</text:span></text:p>
      <text:p text:style-name="_3c_l_3e_"><text:span text:style-name="T3">vastes Rhodopeius</text:span></text:p>
      <text:p text:style-name="_3c_l_3e_"><text:span text:style-name="T3">deflevit satis</text:span></text:p>
      <text:p text:style-name="_3c_l_3e_"><text:span text:style-name="T3">ad auras suporas,</text:span></text:p>
      <text:p text:style-name="_3c_l_3e_"><text:span text:style-name="_3c_pb_3e_"><text:span text:style-name="T2">[421] </text:span></text:span>ne non tentaret et umbrac,</text:p>
      <text:p text:style-name="_3c_l_3e_">ansus est descendere</text:p>
      <text:p text:style-name="_3c_l_3e_">ad Styga</text:p>
      <text:p text:style-name="_3c_l_3e_">porta T<text:span text:style-name="T3">ænaria,</text:span></text:p>
      <text:p text:style-name="_3c_l_3e_"><text:span text:style-name="T3">adiitque per populos leves,</text:span></text:p>
      <text:p text:style-name="_3c_l_3e_"><text:span text:style-name="T3">simulacraque</text:span></text:p>
      <text:p text:style-name="_3c_l_3e_"><text:span text:style-name="T3">functa sepuleris,</text:span></text:p>
      <text:p text:style-name="_3c_l_3e_"><text:span text:style-name="T3">Persephonen,</text:span></text:p>
      <text:p text:style-name="_3c_l_3e_"><text:span text:style-name="T3">dominumque umbrarum</text:span></text:p>
      <text:p text:style-name="_3c_l_3e_"><text:span text:style-name="T3">tenentem regna inamœna ;</text:span></text:p>
      <text:p text:style-name="_3c_l_3e_"><text:span text:style-name="T3">nervisque pulsisad carmina,</text:span></text:p>
      <text:p text:style-name="_3c_l_3e_"><text:span text:style-name="T3">ait sie :</text:span></text:p>
      <text:p text:style-name="_3c_l_3e_"><text:span text:style-name="T3">O numina mundi</text:span></text:p>
      <text:p text:style-name="_3c_l_3e_"><text:soft-page-break/><text:span text:style-name="T3">positi sub terra,</text:span></text:p>
      <text:p text:style-name="_3c_l_3e_"><text:span text:style-name="T3">in quem reccidimus,</text:span></text:p>
      <text:p text:style-name="_3c_l_3e_"><text:span text:style-name="T3">quidquid creamur mortale,</text:span></text:p>
      <text:p text:style-name="_3c_l_3e_"><text:span text:style-name="T3">si licet,</text:span></text:p>
      <text:p text:style-name="_3c_l_3e_"><text:span text:style-name="T3">et siuitis loqui vera,</text:span></text:p>
      <text:p text:style-name="_3c_l_3e_"><text:span text:style-name="T3">ambagibus oris falsi</text:span></text:p>
      <text:p text:style-name="_3c_l_3e_"><text:span text:style-name="T3">positis,</text:span></text:p>
      <text:p text:style-name="_3c_l_3e_"><text:span text:style-name="T3">non descendi huc,</text:span></text:p>
      <text:p text:style-name="_3c_l_3e_"><text:span text:style-name="T3">ut viderem opaca Tartara,</text:span></text:p>
      <text:p text:style-name="_3c_l_3e_"><text:span text:style-name="T3">nec ut vincirem</text:span></text:p>
      <text:p text:style-name="_3c_l_3e_"><text:span text:style-name="T3">terna guttura</text:span></text:p>
      <text:p text:style-name="_3c_l_3e_"><text:span text:style-name="T3">monstri Medusæi</text:span></text:p>
      <text:p text:style-name="_3c_l_3e_"><text:span text:style-name="T3">villosa colubris :</text:span></text:p>
      <text:p text:style-name="_3c_l_3e_"><text:span text:style-name="T3">conjux causa viæ,</text:span></text:p>
      <text:p text:style-name="_3c_l_3e_"><text:span text:style-name="T3">in quam vipera calcata</text:span></text:p>
      <text:p text:style-name="_3c_l_3e_"><text:span text:style-name="T3">diffudit venenum,</text:span></text:p>
      <text:p text:style-name="_3c_l_3e_"><text:span text:style-name="T3">abstulitque</text:span></text:p>
      <text:p text:style-name="_3c_l_3e_"><text:span text:style-name="T3">annos crescentes.</text:span></text:p>
      <text:p text:style-name="_3c_l_3e_"><text:span text:style-name="T3">Volui posse pati,</text:span></text:p>
      <text:p text:style-name="_3c_l_3e_"><text:span text:style-name="T3">nec negabo me tentasse :</text:span></text:p>
      <text:p text:style-name="_3c_l_3e_"><text:span text:style-name="T3">amor vicit.</text:span></text:p>
      <text:p text:style-name="_3c_l_3e_"><text:span text:style-name="T3">Sed vos, ego oro</text:span></text:p>
      <text:p text:style-name="_3c_l_3e_"><text:span text:style-name="T3">per hæc loca plena timoris,</text:span></text:p>
      <text:p text:style-name="_3c_l_3e_"><text:span text:style-name="T3">per hoc ingens Chaos,</text:span></text:p>
      <text:p text:style-name="_3c_l_3e_"><text:span text:style-name="T3">silentiaque vasti regni,</text:span></text:p>
      <text:p text:style-name="_3c_l_3e_"><text:span text:style-name="T3">retexite</text:span></text:p>
      <text:p text:style-name="_3c_l_3e_"><text:span text:style-name="T3">fata properata Eurydices.</text:span></text:p>
      <text:p text:style-name="_3c_l_3e_"><text:span text:style-name="T3">Omnia debemur vobis ;</text:span></text:p>
      <text:p text:style-name="_3c_l_3e_"><text:span text:style-name="T3">moratique paulum</text:span></text:p>
      <text:p text:style-name="_3c_l_3e_"><text:span text:style-name="T3">properamus serius aut citus</text:span></text:p>
      <text:p text:style-name="_3c_l_3e_"><text:span text:style-name="T3">ad unam sedem :</text:span></text:p>
      <text:p text:style-name="_3c_l_3e_"><text:span text:style-name="T3">omnes tendimus huc ;</text:span></text:p>
      <text:p text:style-name="_3c_l_3e_"><text:span text:style-name="T3">hæc domus est ultima,</text:span></text:p>
      <text:p text:style-name="_3c_l_3e_"><text:span text:style-name="T3">vosque tenetis</text:span></text:p>
      <text:p text:style-name="_3c_l_3e_"><text:span text:style-name="_3c_pb_3e_"><text:span text:style-name="T2">[423]</text:span></text:span>regna longissima</text:p>
      <text:p text:style-name="_3c_l_3e_">generis humani.</text:p>
      <text:p text:style-name="_3c_l_3e_">H<text:span text:style-name="T3">æc quoque erit vestri juris,</text:span></text:p>
      <text:p text:style-name="_3c_l_3e_"><text:span text:style-name="T3">quum matura</text:span></text:p>
      <text:p text:style-name="_3c_l_3e_"><text:span text:style-name="T3">peregerit annos justos.</text:span></text:p>
      <text:p text:style-name="_3c_l_3e_"><text:span text:style-name="T3">Poscimus usum</text:span></text:p>
      <text:p text:style-name="_3c_l_3e_"><text:span text:style-name="T3">pro munere.</text:span></text:p>
      <text:p text:style-name="_3c_l_3e_"><text:span text:style-name="T3">Quod si fata negant</text:span></text:p>
      <text:p text:style-name="_3c_l_3e_"><text:span text:style-name="T3">veniam pro conjuge,</text:span></text:p>
      <text:p text:style-name="_3c_l_3e_"><text:span text:style-name="T3">est certum mibi</text:span></text:p>
      <text:p text:style-name="_3c_l_3e_"><text:span text:style-name="T3">nolle redire :</text:span></text:p>
      <text:p text:style-name="_3c_l_3e_"><text:span text:style-name="T3">gaudete leto duorum.</text:span></text:p>
      <text:p text:style-name="_3c_l_3e_"><text:span text:style-name="T3">Animæ exangues</text:span></text:p>
      <text:p text:style-name="_3c_l_3e_"><text:span text:style-name="T3">flebant dicentem talia,</text:span></text:p>
      <text:p text:style-name="_3c_l_3e_"><text:span text:style-name="T3">moventemque nervos</text:span></text:p>
      <text:p text:style-name="_3c_l_3e_"><text:span text:style-name="T3">ad verba ;</text:span></text:p>
      <text:p text:style-name="_3c_l_3e_"><text:span text:style-name="T3">nec Tantalus captavit</text:span></text:p>
      <text:p text:style-name="_3c_l_3e_"><text:span text:style-name="T3">undam refugam,</text:span></text:p>
      <text:p text:style-name="_3c_l_3e_"><text:soft-page-break/><text:span text:style-name="T3">orbisque Ixionis stupuit ;</text:span></text:p>
      <text:p text:style-name="_3c_l_3e_"><text:span text:style-name="T3">nec volucres carpsere jecur ;</text:span></text:p>
      <text:p text:style-name="_3c_l_3e_"><text:span text:style-name="T3">Belidesque vacarunt urnis,</text:span></text:p>
      <text:p text:style-name="_3c_l_3e_"><text:span text:style-name="T3">sedistique, Sisyphe,</text:span></text:p>
      <text:p text:style-name="_3c_l_3e_"><text:span text:style-name="T3">in tuo saxo.</text:span></text:p>
      <text:p text:style-name="_3c_l_3e_"><text:span text:style-name="T3">Fama est</text:span></text:p>
      <text:p text:style-name="_3c_l_3e_"><text:span text:style-name="T3">genas Eumenidum</text:span></text:p>
      <text:p text:style-name="_3c_l_3e_"><text:span text:style-name="T3">victarum carmine</text:span></text:p>
      <text:p text:style-name="_3c_l_3e_"><text:span text:style-name="T3">maduisse lacrimis</text:span></text:p>
      <text:p text:style-name="_3c_l_3e_"><text:span text:style-name="T3">tunc primum.</text:span></text:p>
      <text:p text:style-name="_3c_l_3e_"><text:span text:style-name="T3">Nec conjux regia</text:span></text:p>
      <text:p text:style-name="_3c_l_3e_"><text:span text:style-name="T3">sustinet negare oranti,</text:span></text:p>
      <text:p text:style-name="_3c_l_3e_"><text:span text:style-name="T3">nec qui regit ima ;</text:span></text:p>
      <text:p text:style-name="_3c_l_3e_"><text:span text:style-name="T3">vocantque Eurydicen.</text:span></text:p>
      <text:p text:style-name="_3c_l_3e_"><text:span text:style-name="T3">Illa erat</text:span></text:p>
      <text:p text:style-name="_3c_l_3e_"><text:span text:style-name="T3">inter umbras recentes,</text:span></text:p>
      <text:p text:style-name="_3c_l_3e_"><text:span text:style-name="T3">et incessit</text:span></text:p>
      <text:p text:style-name="_3c_l_3e_"><text:span text:style-name="T3">passu tardo de vulnere.</text:span></text:p>
      <text:p text:style-name="_3c_l_3e_"><text:span text:style-name="T3">Heros Rhodopeius</text:span></text:p>
      <text:p text:style-name="_3c_l_3e_"><text:span text:style-name="T3">accipit hanc</text:span></text:p>
      <text:p text:style-name="_3c_l_3e_"><text:span text:style-name="T3">simul et legem,</text:span></text:p>
      <text:p text:style-name="_3c_l_3e_"><text:span text:style-name="T3">ne flectat retro</text:span></text:p>
      <text:p text:style-name="_3c_l_3e_"><text:span text:style-name="T3">sua lumina,</text:span></text:p>
      <text:p text:style-name="_3c_l_3e_"><text:span text:style-name="T3">donec exierit</text:span></text:p>
      <text:p text:style-name="_3c_l_3e_"><text:span text:style-name="T3">valles Avernas,</text:span></text:p>
      <text:p text:style-name="_3c_l_3e_"><text:span text:style-name="T3">aut dona futura irrita.</text:span></text:p>
      <text:h text:style-name="P2" text:outline-level="2">II. Retour d’Orphée.<text:line-break/>Son malheur.<text:line-break/>(V. 53-77)</text:h>
      <text:p text:style-name="_3c_l_3e_"><text:span text:style-name="_3c_pb_3e_"><text:span text:style-name="T2">[425]</text:span></text:span>Trames acclivis,</text:p>
      <text:p text:style-name="_3c_l_3e_">arduus, obscurus,</text:p>
      <text:p text:style-name="_3c_l_3e_">densus caligine opaca,</text:p>
      <text:p text:style-name="_3c_l_3e_">carpitur</text:p>
      <text:p text:style-name="_3c_l_3e_">per muta silentia.</text:p>
      <text:p text:style-name="_3c_l_3e_">Nec abfuerant procul</text:p>
      <text:p text:style-name="_3c_l_3e_">margine summ<text:span text:style-name="T3">æ telluris :</text:span></text:p>
      <text:p text:style-name="_3c_l_3e_"><text:span text:style-name="T3">hic amans,</text:span></text:p>
      <text:p text:style-name="_3c_l_3e_"><text:span text:style-name="T3">metuens ne deficeret,</text:span></text:p>
      <text:p text:style-name="_3c_l_3e_"><text:span text:style-name="T3">avidusque videndi,</text:span></text:p>
      <text:p text:style-name="_3c_l_3e_"><text:span text:style-name="T3">flexit oculos,</text:span></text:p>
      <text:p text:style-name="_3c_l_3e_"><text:span text:style-name="T3">et illa relapsa est protinus ;</text:span></text:p>
      <text:p text:style-name="_3c_l_3e_"><text:span text:style-name="T3">intendesque brachia,</text:span></text:p>
      <text:p text:style-name="_3c_l_3e_"><text:span text:style-name="T3">certansque prendi</text:span></text:p>
      <text:p text:style-name="_3c_l_3e_"><text:span text:style-name="T3">et prendere,</text:span></text:p>
      <text:p text:style-name="_3c_l_3e_"><text:span text:style-name="T3">infelix arripit nil</text:span></text:p>
      <text:p text:style-name="_3c_l_3e_"><text:span text:style-name="T3">nisi auras cedentes.</text:span></text:p>
      <text:p text:style-name="_3c_l_3e_"><text:span text:style-name="T3">Jamque moriens iterum,</text:span></text:p>
      <text:p text:style-name="_3c_l_3e_"><text:span text:style-name="T3">non questa est quidquam</text:span></text:p>
      <text:p text:style-name="_3c_l_3e_"><text:span text:style-name="T3">de suo conjuge :</text:span></text:p>
      <text:p text:style-name="_3c_l_3e_"><text:span text:style-name="T3">quid enim quereretur</text:span></text:p>
      <text:p text:style-name="_3c_l_3e_"><text:soft-page-break/><text:span text:style-name="T3">nisi se amatam ?</text:span></text:p>
      <text:p text:style-name="_3c_l_3e_"><text:span text:style-name="T3">Dixitque supremum vale,</text:span></text:p>
      <text:p text:style-name="_3c_l_3e_"><text:span text:style-name="T3">quod ille acciperet vix</text:span></text:p>
      <text:p text:style-name="_3c_l_3e_"><text:span text:style-name="T3">auribus ;</text:span></text:p>
      <text:p text:style-name="_3c_l_3e_"><text:span text:style-name="T3">revolutaque est rursus</text:span></text:p>
      <text:p text:style-name="_3c_l_3e_"><text:span text:style-name="T3">eodem.</text:span></text:p>
      <text:p text:style-name="_3c_l_3e_"><text:span text:style-name="T3">Orpheus stupuit</text:span></text:p>
      <text:p text:style-name="_3c_l_3e_"><text:span text:style-name="T3">gemina nece conjugis,</text:span></text:p>
      <text:p text:style-name="_3c_l_3e_"><text:span text:style-name="T3">non aliter quam qui</text:span></text:p>
      <text:p text:style-name="_3c_l_3e_"><text:span text:style-name="T3">vidit timidus</text:span></text:p>
      <text:p text:style-name="_3c_l_3e_"><text:span text:style-name="T3">tria colla canis,</text:span></text:p>
      <text:p text:style-name="_3c_l_3e_"><text:span text:style-name="T3">medio portante catenas ;</text:span></text:p>
      <text:p text:style-name="_3c_l_3e_"><text:span text:style-name="T3">quem pavor non reliquit</text:span></text:p>
      <text:p text:style-name="_3c_l_3e_"><text:span text:style-name="T3">ante quam natura prior,</text:span></text:p>
      <text:p text:style-name="_3c_l_3e_"><text:span text:style-name="T3">saxo oborto per corpus ;</text:span></text:p>
      <text:p text:style-name="_3c_l_3e_"><text:span text:style-name="T3">Olenusque,</text:span></text:p>
      <text:p text:style-name="_3c_l_3e_"><text:span text:style-name="T3">qui traxit in se crimen,</text:span></text:p>
      <text:p text:style-name="_3c_l_3e_"><text:span text:style-name="T3">voluitque videri</text:span></text:p>
      <text:p text:style-name="_3c_l_3e_"><text:span text:style-name="T3">esse nocens ;</text:span></text:p>
      <text:p text:style-name="_3c_l_3e_"><text:span text:style-name="T3">cuque, infelix Lethæa,</text:span></text:p>
      <text:p text:style-name="_3c_l_3e_"><text:span text:style-name="T3">confisa tua figura,</text:span></text:p>
      <text:p text:style-name="_3c_l_3e_"><text:span text:style-name="T3">pectora</text:span></text:p>
      <text:p text:style-name="_3c_l_3e_"><text:span text:style-name="T3">quondam junctissima,</text:span></text:p>
      <text:p text:style-name="_3c_l_3e_"><text:span text:style-name="_3c_pb_3e_"><text:span text:style-name="T2">[427]</text:span></text:span><text:span text:style-name="T2">nunc lapides,</text:span></text:p>
      <text:p text:style-name="_3c_l_3e_"><text:span text:style-name="T2">quos humida Ide sustinet.</text:span></text:p>
      <text:p text:style-name="_3c_l_3e_"><text:span text:style-name="T2">Portitor arcuerat orantem,</text:span></text:p>
      <text:p text:style-name="_3c_l_3e_"><text:span text:style-name="T2">volentemque frustra</text:span></text:p>
      <text:p text:style-name="_3c_l_3e_"><text:span text:style-name="T2">transire iterum.</text:span></text:p>
      <text:p text:style-name="_3c_l_3e_"><text:span text:style-name="T2">Ille sedit tamen in ripa</text:span></text:p>
      <text:p text:style-name="_3c_l_3e_"><text:span text:style-name="T2">septem dies,</text:span></text:p>
      <text:p text:style-name="_3c_l_3e_"><text:span text:style-name="T2">squalidus,</text:span></text:p>
      <text:p text:style-name="_3c_l_3e_"><text:span text:style-name="T2">sine munere Cereris.</text:span></text:p>
      <text:p text:style-name="_3c_l_3e_"><text:span text:style-name="T2">Cura, dolorque animi,</text:span></text:p>
      <text:p text:style-name="_3c_l_3e_"><text:span text:style-name="T2">lacrim</text:span><text:span text:style-name="T4">æque</text:span></text:p>
      <text:p text:style-name="_3c_l_3e_"><text:span text:style-name="T4">fuere alimenta.</text:span></text:p>
      <text:p text:style-name="_3c_l_3e_"><text:span text:style-name="T4">Questus deos Erebi</text:span></text:p>
      <text:p text:style-name="_3c_l_3e_"><text:span text:style-name="T4">esse crudeles,</text:span></text:p>
      <text:p text:style-name="_3c_l_3e_"><text:span text:style-name="T4">se recipit</text:span></text:p>
      <text:p text:style-name="_3c_l_3e_"><text:span text:style-name="T4">in altum Rhodopen</text:span></text:p>
      <text:p text:style-name="_3c_l_3e_"><text:span text:style-name="T4">Hæmumque</text:span></text:p>
      <text:p text:style-name="_3c_l_3e_"><text:span text:style-name="T4">pulsum aquilonibu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1" svg:font-family="'Times New Roman'" style:font-family-generic="roman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text-align="center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_3c_l_3e_" style:display-name="&lt;l&gt;" style:family="paragraph" style:parent-style-name="Standard">
      <style:text-properties fo:font-weight="normal" style:font-weight-asian="normal" style:font-weight-complex="norma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_3c_pb_3e_" style:display-name="&lt;pb&gt;" style:family="text">
      <style:text-properties fo:color="#ff3333" style:text-position="sub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Karolina Suchecka</meta:initial-creator>
    <meta:creation-date>2019-03-24T13:11:14.42</meta:creation-date>
    <dc:date>2019-10-08T19:40:21.55</dc:date>
    <dc:creator>Karolina Suchecka</dc:creator>
    <meta:editing-duration>PT1H18M41S</meta:editing-duration>
    <meta:editing-cycles>4</meta:editing-cycles>
    <meta:generator>OpenOffice/4.1.6$Win32 OpenOffice.org_project/416m1$Build-9790</meta:generator>
    <meta:document-statistic meta:table-count="0" meta:image-count="0" meta:object-count="0" meta:page-count="4" meta:paragraph-count="186" meta:word-count="528" meta:character-count="3353"/>
  </office:meta>
</office:document-meta>
</file>